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4">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list-style-name="L7">
      <style:paragraph-properties fo:text-align="start" style:justify-single-word="false"/>
    </style:style>
    <style:style style:name="P6" style:family="paragraph" style:parent-style-name="Standard" style:list-style-name="L10">
      <style:paragraph-properties fo:text-align="start" style:justify-single-word="false"/>
    </style:style>
    <style:style style:name="P7" style:family="paragraph" style:parent-style-name="Standard" style:list-style-name="L12">
      <style:paragraph-properties fo:text-align="start" style:justify-single-word="fals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tab/><text:span text:style-name="T1">PROJECT 1:</text:span></text:p>
      <text:p text:style-name="P1"><text:span text:style-name="T1"/></text:p>
      <text:p text:style-name="P1"><text:tab/>CALORIE CALCULATOR/MAINTAINER:</text:p>
      <text:p text:style-name="P1"><text:tab/>Program that calculates your ideal calorie intake based on your age, sex, <text:s/>height and weight.</text:p>
      <text:p text:style-name="P1"/>
      <text:p text:style-name="P1"/>
      <text:p text:style-name="P1"><text:tab/>STORY 1:</text:p>
      <text:p text:style-name="P1"/>
      <text:p text:style-name="P1"><text:tab/>Overall- simple webpage that displays calorie calculator.</text:p>
      <text:p text:style-name="P1"><text:tab/></text:p>
      <text:p text:style-name="P1"><text:tab/></text:p>
      <text:list xml:id="list2497168941570417123" text:style-name="L4">
        <text:list-item>
          <text:p text:style-name="P3">A program (calorie calculator) that calculates your calorie intake based on your age, height and weight. The first step in achieving this program would be to work on the structure/layout of </text:p>
          <text:p text:style-name="P3">the code that is necessary for this particular program.</text:p>
        </text:list-item>
      </text:list>
      <text:list xml:id="list4945636019928600928" text:style-name="L1">
        <text:list-header>
          <text:p text:style-name="P2"/>
        </text:list-header>
        <text:list-item>
          <text:p text:style-name="P2">The program needs to contain four input features (age, sex, weight, height), a button(calculate) and a comment section that states the calorie intake.</text:p>
        </text:list-item>
      </text:list>
      <text:p text:style-name="P1"/>
      <text:p text:style-name="P1"><text:tab/></text:p>
      <text:p text:style-name="P1"><text:tab/>STORY 2:</text:p>
      <text:p text:style-name="P1"/>
      <text:list xml:id="list6796111391444013121" text:style-name="L5">
        <text:list-item>
          <text:p text:style-name="P4">The second step in achieving the program would be to make sure that the user is able to add input and have it calculated on screen properly.</text:p>
        </text:list-item>
      </text:list>
      <text:p text:style-name="P1"/>
      <text:p text:style-name="P1"/>
      <text:p text:style-name="P1"><text:tab/><text:span text:style-name="T1">PROJECT 2:</text:span></text:p>
      <text:p text:style-name="P1"><text:span text:style-name="T1"/></text:p>
      <text:p text:style-name="P1"><text:tab/>CONTACT PAGE FORM: Contact page form that allows you to send feedback to the blog and <text:tab/>after clicking the submit button the information should be cleared.</text:p>
      <text:p text:style-name="P1"/>
      <text:p text:style-name="P1"><text:tab/>STORY1:</text:p>
      <text:p text:style-name="P1"><text:tab/></text:p>
      <text:list xml:id="list6672018627440895604" text:style-name="L7">
        <text:list-item>
          <text:p text:style-name="P5">A program that displays a form that allows for the user to send feedback to the blog. After submitting the information with a click on the submit button, the information should be cleared.</text:p>
          <text:p text:style-name="P5"/>
        </text:list-item>
      </text:list>
      <text:list xml:id="list7463505608001901299" text:style-name="L10">
        <text:list-item>
          <text:p text:style-name="P6">The program should contain two inputs (email, message) and a button (submit).</text:p>
          <text:p text:style-name="P6"/>
        </text:list-item>
      </text:list>
      <text:p text:style-name="P1"><text:tab/>STORY 2:</text:p>
      <text:p text:style-name="P1"/>
      <text:list xml:id="list4457312668955329211" text:style-name="L12">
        <text:list-item>
          <text:p text:style-name="P7">The second step in achieving the program is to have the functions of the form working. The user should be able to fill in the input sections and have it “sent” (technically vanish) at the click of a button. Once the button is clicked the information should disappear.</text:p>
        </text:list-item>
      </text:list>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4T13:25:46</meta:creation-date>
    <dc:date>2017-08-04T15:28:21</dc:date>
    <meta:editing-duration>PT1H44S</meta:editing-duration>
    <meta:editing-cycles>2</meta:editing-cycles>
    <meta:generator>OpenOffice/4.1.2$Unix OpenOffice.org_project/412m3$Build-9782</meta:generator>
    <meta:document-statistic meta:table-count="0" meta:image-count="0" meta:object-count="0" meta:page-count="1" meta:paragraph-count="23" meta:word-count="251" meta:character-count="1475"/>
  </office:meta>
</office:document-meta>
</file>